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2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0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ffffff" style:font-name="Segoe UI1" fo:font-size="28pt" fo:font-style="italic" fo:text-shadow="none" style:text-underline-style="none" fo:font-weight="normal" style:font-name-asian="Segoe UI" style:font-size-asian="28pt" style:font-style-asian="italic" style:font-weight-asian="normal" style:font-name-complex="Segoe UI" style:font-size-complex="28pt" style:font-style-complex="italic" style:font-weight-complex="normal"/>
    </style:style>
    <style:style style:name="T4" style:family="text">
      <style:text-properties fo:color="#00508f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5" style:family="text">
      <style:text-properties fo:color="#00508f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6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7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8" style:family="text">
      <style:text-properties fo:color="#003d73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3d73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0000" style:font-name="Segoe UI1" fo:font-size="26pt" fo:text-shadow="none" fo:font-weight="bold" style:font-name-asian="Segoe UI" style:font-size-asian="26pt" style:font-weight-asian="bold" style:font-name-complex="Segoe UI" style:font-size-complex="26pt" style:font-weight-complex="bold"/>
    </style:style>
    <style:style style:name="T11" style:family="text">
      <style:text-properties fo:color="#00508f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2" style:family="text">
      <style:text-properties fo:color="#00508f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13" style:family="text">
      <style:text-properties fo:color="#00508f" style:text-position="33% 58%" style:font-name="Segoe UI" fo:font-size="32pt" fo:font-style="italic" fo:text-shadow="1pt 1pt" style:font-name-asian="Segoe UI" style:font-size-asian="32pt" style:font-style-asian="italic" style:font-name-complex="Segoe UI" style:font-size-complex="32pt" style:font-style-complex="italic"/>
    </style:style>
    <style:style style:name="T14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15" style:family="text">
      <style:text-properties fo:color="#00508f" style:text-position="33% 58%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6" style:family="text">
      <style:text-properties fo:color="#00508f" style:font-name="Segoe UI Semibold1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7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589cm">
          <draw:text-box>
            <text:p text:style-name="P1"><text:span text:style-name="T1">PSALMODY</text:span></text:p>
            <text:p text:style-name="P1"><text:span text:style-name="T2">Psalm 85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7" draw:layer="layout" svg:width="24.892cm" svg:height="7.478cm" svg:x="1.524cm" svg:y="0.762cm">
          <draw:text-box>
            <text:p text:style-name="P4"><text:span text:style-name="T4">1</text:span><text:span text:style-name="T5">LORD, you were favorable to your land;</text:span></text:p>
            <text:p text:style-name="P5"><text:span text:style-name="T6"><text:s text:c="4"/></text:span><text:span text:style-name="T7">you restored the fortunes of Jacob.</text:span></text:p>
            <text:p text:style-name="P6"><text:span text:style-name="T8">2</text:span><text:span text:style-name="T9">You forgave the iniquity of your people;</text:span></text:p>
            <text:p text:style-name="P5"><text:span text:style-name="T6"><text:s text:c="4"/></text:span><text:span text:style-name="T7">you covered all their sin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4.66cm" svg:height="6.263cm" svg:x="1.756cm" svg:y="0.849cm">
          <draw:text-box>
            <text:p text:style-name="P4"><text:span text:style-name="T11">3</text:span><text:span text:style-name="T12">You withdrew all your wrath;</text:span></text:p>
            <text:p text:style-name="P5"><text:span text:style-name="T6"><text:s text:c="4"/></text:span><text:span text:style-name="T7">you turned from your hot anger.</text:span></text:p>
            <text:p text:style-name="P6"><text:span text:style-name="T13">4</text:span><text:span text:style-name="T5">Restore us again, O God of our salvation,</text:span></text:p>
            <text:p text:style-name="P5"><text:span text:style-name="T6"><text:s text:c="4"/></text:span><text:span text:style-name="T7">and put away your indignation toward us!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4.595cm" svg:height="7.766cm" svg:x="1.778cm" svg:y="0.762cm">
          <draw:text-box>
            <text:p text:style-name="P4"><text:span text:style-name="T11">5</text:span><text:span text:style-name="T12">Will you be angry with us forever?</text:span></text:p>
            <text:p text:style-name="P5"><text:span text:style-name="T14"><text:s text:c="4"/></text:span><text:span text:style-name="T7">Will you prolong your anger to all </text:span></text:p>
            <text:p text:style-name="P5"><text:span text:style-name="T7"><text:s text:c="4"/></text:span><text:span text:style-name="T7">generations?</text:span></text:p>
            <text:p text:style-name="P6"><text:span text:style-name="T15">6</text:span><text:span text:style-name="T16">Will you not revive us again,</text:span></text:p>
            <text:p text:style-name="P5"><text:span text:style-name="T6"><text:s text:c="4"/></text:span><text:span text:style-name="T7">that your people may rejoice in you?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9" draw:layer="layout" svg:width="25.378cm" svg:height="7.766cm" svg:x="1.292cm" svg:y="0.87cm">
          <draw:text-box>
            <text:p text:style-name="P4"><text:span text:style-name="T11">7</text:span><text:span text:style-name="T12">Show us your steadfast love, O LORD,</text:span></text:p>
            <text:p text:style-name="P5"><text:span text:style-name="T6"><text:s text:c="4"/></text:span><text:span text:style-name="T7">and grant us your salvation.</text:span></text:p>
            <text:p text:style-name="P6"><text:span text:style-name="T15">8</text:span><text:span text:style-name="T16">Let me hear what God the LORD will speak,</text:span></text:p>
            <text:p text:style-name="P5"><text:span text:style-name="T6"><text:s text:c="4"/></text:span><text:span text:style-name="T7">for he will speak peace to his people, to his <text:s/></text:span></text:p>
            <text:p text:style-name="P5"><text:span text:style-name="T7"><text:s text:c="4"/></text:span><text:span text:style-name="T7">saints; but let them not turn back to folly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7" draw:layer="layout" svg:width="24.595cm" svg:height="7.766cm" svg:x="1.778cm" svg:y="0.87cm">
          <draw:text-box>
            <text:p text:style-name="P4"><text:span text:style-name="T11">9</text:span><text:span text:style-name="T12">Surely his salvation is near to those who fear <text:s text:c="2"/></text:span></text:p>
            <text:p text:style-name="P4"><text:span text:style-name="T12"><text:s text:c="2"/></text:span><text:span text:style-name="T12">him,</text:span></text:p>
            <text:p text:style-name="P5"><text:span text:style-name="T6"><text:s text:c="5"/></text:span><text:span text:style-name="T7">that glory may dwell in our land.</text:span></text:p>
            <text:p text:style-name="P6"><text:span text:style-name="T4">10</text:span><text:span text:style-name="T5">Steadfast love and faithfulness meet;</text:span></text:p>
            <text:p text:style-name="P5"><text:span text:style-name="T6"><text:s text:c="5"/></text:span><text:span text:style-name="T7">righteousness and peace kiss each other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4" draw:text-style-name="P10" draw:layer="layout" svg:width="25.654cm" svg:height="6.263cm" svg:x="1.419cm" svg:y="0.44cm">
          <draw:text-box>
            <text:p text:style-name="P4"><text:span text:style-name="T11">11</text:span><text:span text:style-name="T12">Faithfulness springs up from the ground,</text:span></text:p>
            <text:p text:style-name="P5"><text:span text:style-name="T6"><text:s text:c="4"/></text:span><text:span text:style-name="T7">and righteousness looks down from the sky.</text:span></text:p>
            <text:p text:style-name="P6"><text:span text:style-name="T4">12</text:span><text:span text:style-name="T5">Yes, the LORD will give what is good,</text:span></text:p>
            <text:p text:style-name="P5"><text:span text:style-name="T6"><text:s text:c="4"/></text:span><text:span text:style-name="T7">and our land will yield its increase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6" draw:text-style-name="P11" draw:layer="layout" svg:width="24.384cm" svg:height="4.477cm" svg:x="1.778cm" svg:y="0.857cm">
          <draw:text-box>
            <text:p text:style-name="P4"><text:span text:style-name="T11">13</text:span><text:span text:style-name="T12">Righteousness will go before him</text:span></text:p>
            <text:p text:style-name="P5"><text:span text:style-name="T6"><text:s text:c="5"/></text:span><text:span text:style-name="T7">and make his foot-steps a way.</text:span></text:p>
            <text:p text:style-name="P6"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7" draw:text-style-name="P12" draw:layer="layout" svg:width="24.638cm" svg:height="7.483cm" svg:x="1.524cm" svg:y="0.762cm">
          <draw:text-box>
            <text:p text:style-name="P1"><text:span text:style-name="T7">C: Glory be to the Father and to the Son</text:span></text:p>
            <text:p text:style-name="P1"><text:span text:style-name="T7">and to the Holy Spirit;</text:span></text:p>
            <text:p text:style-name="P1"><text:span text:style-name="T7">as it was in the beginning,</text:span></text:p>
            <text:p text:style-name="P1"><text:span text:style-name="T7">is now and will be forever. <text:s/>Amen.</text:span></text:p>
            <text:p text:style-name="P6"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21:08:12.106000000</meta:creation-date>
    <dc:title>Hymn template</dc:title>
    <meta:editing-duration>PT1H18M46S</meta:editing-duration>
    <meta:editing-cycles>5</meta:editing-cycles>
    <meta:generator>LibreOffice/6.0.7.3$Windows_X86_64 LibreOffice_project/dc89aa7a9eabfd848af146d5086077aeed2ae4a5</meta:generator>
    <meta:initial-creator>Arthur Hoch</meta:initial-creator>
    <dc:date>2018-12-14T13:49:53.574000000</dc:date>
    <meta:document-statistic meta:object-count="147"/>
    <meta:template xlink:type="simple" xlink:actuate="onRequest" xlink:title="Hymn template" xlink:href="../../AppData/Roaming/LibreOffice/4/user/template/Worship%20Templsates/Hymn%20template.otp" meta:date="2014-12-05T21:08:11.295000000"/>
  </office:meta>
</office:document-meta>
</file>